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9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6" table:default-cell-style-name="ce6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7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6" office:value-type="string">
            <text:p>+max</text:p>
          </table:table-cell>
          <table:table-cell table:style-name="ce6"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8">
            <text:p>8</text:p>
          </table:table-cell>
          <table:table-cell table:style-name="ce6" table:formula="of:=IF([.B5]&gt;=0;[.B5];[.B5]+10)" office:value-type="float" office:value="8">
            <text:p>8</text:p>
          </table:table-cell>
          <table:table-cell table:style-name="ce6" table:formula="of:=IF([.$A5]&gt;=[.$C$1];[.$A5]-[.$C$1];9-[.$C$1]+[.$A5]+1)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7">
            <text:p>7</text:p>
          </table:table-cell>
          <table:table-cell table:style-name="ce6" table:formula="of:=IF([.B6]&gt;=0;[.B6];[.B6]+10)" office:value-type="float" office:value="7">
            <text:p>7</text:p>
          </table:table-cell>
          <table:table-cell table:style-name="ce6" table:formula="of:=IF([.$A6]&gt;=[.$C$1];[.$A6]-[.$C$1];9-[.$C$1]+[.$A6]+1)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6">
            <text:p>6</text:p>
          </table:table-cell>
          <table:table-cell table:style-name="ce6" table:formula="of:=IF([.B7]&gt;=0;[.B7];[.B7]+10)" office:value-type="float" office:value="6">
            <text:p>6</text:p>
          </table:table-cell>
          <table:table-cell table:style-name="ce6" table:formula="of:=IF([.$A7]&gt;=[.$C$1];[.$A7]-[.$C$1];9-[.$C$1]+[.$A7]+1)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5">
            <text:p>5</text:p>
          </table:table-cell>
          <table:table-cell table:style-name="ce6" table:formula="of:=IF([.B8]&gt;=0;[.B8];[.B8]+10)" office:value-type="float" office:value="5">
            <text:p>5</text:p>
          </table:table-cell>
          <table:table-cell table:style-name="ce6" table:formula="of:=IF([.$A8]&gt;=[.$C$1];[.$A8]-[.$C$1];9-[.$C$1]+[.$A8]+1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4">
            <text:p>4</text:p>
          </table:table-cell>
          <table:table-cell table:style-name="ce6" table:formula="of:=IF([.B9]&gt;=0;[.B9];[.B9]+10)" office:value-type="float" office:value="4">
            <text:p>4</text:p>
          </table:table-cell>
          <table:table-cell table:style-name="ce6" table:formula="of:=IF([.$A9]&gt;=[.$C$1];[.$A9]-[.$C$1];9-[.$C$1]+[.$A9]+1)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3">
            <text:p>3</text:p>
          </table:table-cell>
          <table:table-cell table:style-name="ce6" table:formula="of:=IF([.B10]&gt;=0;[.B10];[.B10]+10)" office:value-type="float" office:value="3">
            <text:p>3</text:p>
          </table:table-cell>
          <table:table-cell table:style-name="ce6" table:formula="of:=IF([.$A10]&gt;=[.$C$1];[.$A10]-[.$C$1];9-[.$C$1]+[.$A10]+1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2">
            <text:p>2</text:p>
          </table:table-cell>
          <table:table-cell table:style-name="ce6" table:formula="of:=IF([.B11]&gt;=0;[.B11];[.B11]+10)" office:value-type="float" office:value="2">
            <text:p>2</text:p>
          </table:table-cell>
          <table:table-cell table:style-name="ce6" table:formula="of:=IF([.$A11]&gt;=[.$C$1];[.$A11]-[.$C$1];9-[.$C$1]+[.$A11]+1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1">
            <text:p>1</text:p>
          </table:table-cell>
          <table:table-cell table:style-name="ce6" table:formula="of:=IF([.B12]&gt;=0;[.B12];[.B12]+10)" office:value-type="float" office:value="1">
            <text:p>1</text:p>
          </table:table-cell>
          <table:table-cell table:style-name="ce6" table:formula="of:=IF([.$A12]&gt;=[.$C$1];[.$A12]-[.$C$1];9-[.$C$1]+[.$A12]+1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0">
            <text:p>0</text:p>
          </table:table-cell>
          <table:table-cell table:style-name="ce6" table:formula="of:=IF([.B13]&gt;=0;[.B13];[.B13]+10)" office:value-type="float" office:value="0">
            <text:p>0</text:p>
          </table:table-cell>
          <table:table-cell table:style-name="ce6" table:formula="of:=IF([.$A13]&gt;=[.$C$1];[.$A13]-[.$C$1];9-[.$C$1]+[.$A13]+1)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1">
            <text:p>-1</text:p>
          </table:table-cell>
          <table:table-cell table:style-name="ce6" table:formula="of:=IF([.B14]&gt;=0;[.B14];[.B14]+10)" office:value-type="float" office:value="9">
            <text:p>9</text:p>
          </table:table-cell>
          <table:table-cell table:style-name="ce6" table:formula="of:=IF([.$A14]&gt;=[.$C$1];[.$A14]-[.$C$1];9-[.$C$1]+[.$A14]+1)" office:value-type="float" office:value="9">
            <text:p>9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12/27/2015</text:date>, <text:time>00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5-12-27T00:01:20.04</dc:date>
    <dc:creator>Doug Johnson</dc:creator>
    <meta:editing-duration>P1DT9H41M14S</meta:editing-duration>
    <meta:editing-cycles>9</meta:editing-cycles>
    <meta:generator>OpenOffice/4.1.1$Win32 OpenOffice.org_project/411m6$Build-9775</meta:generator>
    <meta:document-statistic meta:table-count="5" meta:cell-count="7289" meta:object-count="0"/>
  </office:meta>
</office:document-meta>
</file>